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B1900B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Italic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73cm"/>
    </style:style>
    <style:style style:name="gr3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3.37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notes" style:list-style-name="L7">
      <style:graphic-properties draw:fill-color="#ffffff" fo:min-height="14cm"/>
    </style:style>
    <style:style style:name="pr7" style:family="presentation" style:parent-style-name="Inspiration-notes" style:list-style-name="L7">
      <style:graphic-properties draw:fill-color="#ffffff" fo:min-height="14cm"/>
    </style:style>
    <style:style style:name="P1" style:family="paragraph">
      <style:text-properties fo:color="#0000f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color="#0000f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style:font-name="Courier" fo:text-shadow="1pt 1pt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3.556cm" svg:height="3.375cm" svg:x="23.114cm" svg:y="16.256cm" presentation:class="subtitle" presentation:user-transformed="true">
          <draw:text-box>
            <text:p><text:span text:style-name="T1">Git</text:span></text:p>
          </draw:text-box>
        </draw:frame>
        <draw:frame draw:style-name="gr1" draw:layer="layout" svg:width="2.581cm" svg:height="0.962cm" svg:x="5.08cm" svg:y="0.762cm">
          <draw:text-box>
            <text:p>tamami</text:p>
          </draw:text-box>
        </draw:frame>
        <draw:frame draw:style-name="gr2" draw:layer="layout" svg:width="2.026cm" svg:height="0.98cm" svg:x="24.13cm" svg:y="18.651cm">
          <draw:text-box>
            <text:p><text:span text:style-name="T2">2017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Kenalan dan Instal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pa itu Git</text:p>
              </text:list-item>
              <text:list-item>
                <text:p>Three States</text:p>
              </text:list-item>
              <text:list-item>
                <text:p>Install (cuma tekan next)</text:p>
              </text:list-item>
              <text:list-item>
                <text:p>Setting yu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>
            <draw:text-box>
              <text:list text:style-name="L4">
                <text:list-item>
                  <text:p>bedanya dengan cvs, subversion, perforce</text:p>
                </text:list-item>
                <text:list-item>
                  <text:p>Committed, modified, and staged</text:p>
                </text:list-item>
                <text:list-item>
                  <text:p>Install windows, linux</text:p>
                </text:list-item>
                <text:list-item>
                  <text:p>Git config –global user.email tamami.oka@gmail.com</text:p>
                </text:list-item>
              </text:list>
              <text:p/>
            </draw:text-box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emulai Projec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it project</text:p>
              </text:list-item>
              <text:list-item>
                <text:p>Stagging</text:p>
              </text:list-item>
              <text:list-item>
                <text:p>Commit</text:p>
              </text:list-item>
              <text:list-item>
                <text:p>Ambil project orang dari server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user-transformed="true">
            <draw:text-box>
              <text:p><text:span text:style-name="T3">Kasih praktek</text:span></text:p>
              <text:list text:style-name="L6">
                <text:list-item>
                  <text:p><text:span text:style-name="T3">Git init</text:span></text:p>
                </text:list-item>
                <text:list-item>
                  <text:p><text:span text:style-name="T3">Git add .</text:span></text:p>
                </text:list-item>
                <text:list-item>
                  <text:p><text:span text:style-name="T3">Git commit -m “init”</text:span></text:p>
                </text:list-item>
                <text:list-item>
                  <text:p><text:span text:style-name="T3">Git status</text:span></text:p>
                </text:list-item>
                <text:list-item>
                  <text:p><text:span text:style-name="T3">Git diff</text:span></text:p>
                </text:list-item>
                <text:list-item>
                  <text:p><text:span text:style-name="T3">Git diff –staged</text:span></text:p>
                </text:list-item>
                <text:list-item>
                  <text:p><text:span text:style-name="T3">Git rm (remove file dulu, baru git rm)</text:span></text:p>
                </text:list-item>
                <text:list-item>
                  <text:p><text:span text:style-name="T3">Git mv</text:span></text:p>
                </text:list-item>
                <text:list-item>
                  <text:p><text:span text:style-name="T3">Git commit</text:span></text:p>
                </text:list-item>
                <text:list-item>
                  <text:p><text:span text:style-name="T3">Undo commit &gt; git commit –amend</text:span></text:p>
                </text:list-item>
                <text:list-item>
                  <text:p><text:span text:style-name="T3">Undo staging &gt; git reset HEAD &lt;file&gt;</text:span></text:p>
                </text:list-item>
                <text:list-item>
                  <text:p><text:span text:style-name="T3">Undo modified &gt; git checkout – &lt;file&gt;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encabanga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embuat cabang</text:p>
              </text:list-item>
              <text:list-item>
                <text:p>Menggabungkan cabang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user-transformed="true">
            <draw:text-box>
              <text:list text:style-name="L7">
                <text:list-item>
                  <text:p>Git branch testing</text:p>
                </text:list-item>
                <text:list-item>
                  <text:p>Git checkout testing</text:p>
                </text:list-item>
                <text:list-item>
                  <text:p>Git merge testing (dari branch master aktif)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Github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Ini servernya</text:p>
              </text:list-item>
              <text:list-item>
                <text:p>Buat repo</text:p>
              </text:list-item>
              <text:list-item>
                <text:p>Pelihara Repo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text-style-name="P4" draw:layer="layout" svg:width="17cm" svg:height="14cm" svg:x="2cm" svg:y="13cm" presentation:class="notes" presentation:user-transformed="true">
            <draw:text-box>
              <text:list text:style-name="L7">
                <text:list-item>
                  <text:p text:style-name="P4"><text:span text:style-name="T4">Servernya: Github, Bitbucket, Codebase, Gitlab</text:span></text:p>
                </text:list-item>
                <text:list-item>
                  <text:p text:style-name="P4"><text:span text:style-name="T4">Buat repo di github</text:span></text:p>
                </text:list-item>
                <text:list-item>
                  <text:p text:style-name="P4"><text:span text:style-name="T4">Push hasil commit ke server</text:span></text:p>
                </text:list-item>
                <text:list-item>
                  <text:p text:style-name="P4"><text:span text:style-name="T4">Clone repo</text:span></text:p>
                </text:list-item>
                <text:list-item>
                  <text:p text:style-name="P4"><text:span text:style-name="T4">Pull repo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adornments="Italic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8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2:38:41.580810372</meta:creation-date>
    <dc:date>2017-02-15T22:32:42.282819781</dc:date>
    <meta:editing-duration>PT24M37S</meta:editing-duration>
    <meta:editing-cycles>4</meta:editing-cycles>
    <meta:generator>LibreOffice/4.2.8.2$Linux_X86_64 LibreOffice_project/420m0$Build-2</meta:generator>
    <meta:document-statistic meta:object-count="66"/>
  </office:meta>
</office:document-meta>
</file>